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ny and protagonist, first meeting</text:p>
      <text:p text:style-name="Standard">J: Hiya! You're Mike's father, aren't ya?</text:p>
      <text:p text:style-name="Standard">OPTION:</text:p>
      <text:list xml:id="list41653651" text:style-name="L2">
        <text:list-item>
          <text:p text:style-name="P3">Yeah</text:p>
        </text:list-item>
        <text:list-item>
          <text:p text:style-name="P3">Who are you?</text:p>
        </text:list-item>
      </text:list>
      <text:p text:style-name="Standard">J1: Where's Mikey? I haven't seen him around lately... *1</text:p>
      <text:p text:style-name="Standard">J2: I'm Jenny, from down the block. I'm in the same class as Mike, remember?</text:p>
      <text:p text:style-name="Standard">P2: Sure...</text:p>
      <text:p text:style-name="Standard">J2: Where's Mikey? I haven't seen him around lately... *1</text:p>
      <text:p text:style-name="Standard"/>
      <text:p text:style-name="Standard">*1</text:p>
      <text:p text:style-name="Standard">OPTION:</text:p>
      <text:list xml:id="list41678117" text:style-name="L3">
        <text:list-item>
          <text:p text:style-name="P4">He's uh... He's on vacation, with his mom and sister. Why?</text:p>
        </text:list-item>
        <text:list-item>
          <text:p text:style-name="P4">He went to Disneyland!</text:p>
        </text:list-item>
      </text:list>
      <text:p text:style-name="Standard">J1: *2</text:p>
      <text:p text:style-name="Standard">J2: For a whole month?</text:p>
      <text:p text:style-name="Standard">P2: Yeah!</text:p>
      <text:p text:style-name="Standard">J2: Not fair! Anyway, *2</text:p>
      <text:p text:style-name="Standard"/>
      <text:p text:style-name="Standard">*2</text:p>
      <text:p text:style-name="Standard">J: There's this thing in school we used to talk to eachother about, and recently new rumors have been surfacing about it! I really wanna check it out!</text:p>
      <text:p text:style-name="Standard">P: "Thing"?</text:p>
      <text:p text:style-name="Standard">J: Hey, you're a detective, right? You should come investigate!</text:p>
      <text:p text:style-name="Standard">P: Investigate what?</text:p>
      <text:p text:style-name="Standard">J: Uh-oh, I'm gonna be late for school! Seeya!</text:p>
      <text:p text:style-name="Standard"><text:span text:style-name="T1">J scurries off</text:span> <text:span text:style-name="T1">eastward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6M31S</meta:editing-duration>
    <meta:editing-cycles>9</meta:editing-cycles>
    <meta:generator>LibreOffice/3.5$Windows_x86 LibreOffice_project/dc9775d-05ecbee-0851ad3-1586698-727bf66</meta:generator>
    <dc:date>2012-04-04T00:19:22.54</dc:date>
    <meta:document-statistic meta:table-count="0" meta:image-count="0" meta:object-count="0" meta:page-count="1" meta:paragraph-count="24" meta:word-count="146" meta:character-count="678" meta:non-whitespace-character-count="656"/>
    <meta:user-defined meta:name="Info 1"/>
    <meta:user-defined meta:name="Info 2"/>
    <meta:user-defined meta:name="Info 3"/>
    <meta:user-defined meta:name="Info 4"/>
  </office:meta>
</office:document-meta>
</file>